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af0e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c0c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marker-end="Symmetric_20_Arrow" draw:marker-end-width="0.3cm" draw:fill="solid" draw:fill-color="#faf0e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8pt"/>
    </style:style>
    <style:style style:name="P3" style:family="paragraph">
      <style:text-properties fo:font-size="8pt"/>
    </style:style>
    <style:style style:name="P4" style:family="paragraph">
      <style:paragraph-properties fo:text-align="center"/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0.8cm" svg:height="0.9cm" svg:x="2.535cm" svg:y="1.15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3" draw:layer="layout" svg:width="1.924cm" svg:height="0.569cm" svg:x="2.011cm" svg:y="2.056cm">
          <draw:text-box>
            <text:p text:style-name="P2">def_foo_en</text:p>
          </draw:text-box>
        </draw:frame>
        <draw:frame draw:style-name="gr2" draw:text-style-name="P3" draw:layer="layout" svg:width="1.827cm" svg:height="1.205cm" svg:x="0.881cm" svg:y="0.983cm">
          <draw:text-box>
            <text:p text:style-name="P2">“Real”</text:p>
            <text:p text:style-name="P2">document,</text:p>
            <text:p text:style-name="P2">English</text:p>
          </draw:text-box>
        </draw:frame>
        <draw:custom-shape draw:style-name="gr3" draw:text-style-name="P1" draw:layer="layout" svg:width="0.8cm" svg:height="0.9cm" svg:x="2.509cm" svg:y="4.76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3" draw:layer="layout" svg:width="1.924cm" svg:height="0.569cm" svg:x="1.985cm" svg:y="5.665cm">
          <draw:text-box>
            <text:p text:style-name="P2">def_foo_de</text:p>
          </draw:text-box>
        </draw:frame>
        <draw:custom-shape draw:style-name="gr1" draw:text-style-name="P1" draw:layer="layout" svg:width="0.8cm" svg:height="0.9cm" svg:x="2.509cm" svg:y="4.76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3" draw:layer="layout" svg:width="1.924cm" svg:height="0.569cm" svg:x="1.985cm" svg:y="5.666cm">
          <draw:text-box>
            <text:p text:style-name="P2">def_foo_de</text:p>
          </draw:text-box>
        </draw:frame>
        <draw:frame draw:style-name="gr2" draw:text-style-name="P3" draw:layer="layout" svg:width="1.827cm" svg:height="1.205cm" svg:x="0.855cm" svg:y="4.592cm">
          <draw:text-box>
            <text:p text:style-name="P2">“Real”</text:p>
            <text:p text:style-name="P2">document,</text:p>
            <text:p text:style-name="P2">German</text:p>
          </draw:text-box>
        </draw:frame>
        <draw:custom-shape draw:style-name="gr4" draw:text-style-name="P1" draw:layer="layout" svg:width="0.8cm" svg:height="0.9cm" svg:x="6.059cm" svg:y="3.15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3" draw:layer="layout" svg:width="1.768cm" svg:height="0.569cm" svg:x="5.587cm" svg:y="4.056cm">
          <draw:text-box>
            <text:p text:style-name="P2">g_def_foo</text:p>
          </draw:text-box>
        </draw:frame>
        <draw:frame draw:style-name="gr2" draw:text-style-name="P3" draw:layer="layout" svg:width="1.747cm" svg:height="0.887cm" svg:x="6.788cm" svg:y="3.169cm">
          <draw:text-box>
            <text:p text:style-name="P2">Generic</text:p>
            <text:p text:style-name="P2">document</text:p>
          </draw:text-box>
        </draw:frame>
        <draw:line draw:style-name="gr5" draw:text-style-name="P4" draw:layer="layout" svg:x1="3.435cm" svg:y1="1.656cm" svg:x2="6.035cm" svg:y2="3.356cm">
          <text:p/>
        </draw:line>
        <draw:line draw:style-name="gr5" draw:text-style-name="P4" draw:layer="layout" svg:x1="3.435cm" svg:y1="5.156cm" svg:x2="6.035cm" svg:y2="3.756cm">
          <text:p/>
        </draw:line>
        <draw:frame draw:style-name="gr2" draw:text-style-name="P3" draw:layer="layout" svg:width="1.954cm" svg:height="0.569cm" svg:x="4.335cm" svg:y="1.956cm">
          <draw:text-box>
            <text:p text:style-name="P2">implements</text:p>
          </draw:text-box>
        </draw:frame>
        <draw:frame draw:style-name="gr2" draw:text-style-name="P3" draw:layer="layout" svg:width="1.954cm" svg:height="0.569cm" svg:x="4.235cm" svg:y="4.556cm">
          <draw:text-box>
            <text:p text:style-name="P2">implemen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mall_20_Arrow" draw:display-name="Small Arrow" svg:viewBox="0 0 1321 3493" svg:d="m1321 3493h-1321l702-3493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9.55cm" fo:page-height="7.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Tilman Rassy</meta:initial-creator>
    <meta:creation-date>2007-08-16T14:01:07</meta:creation-date>
    <dc:creator>Tilman Rassy</dc:creator>
    <dc:date>2007-08-16T14:33:32</dc:date>
    <dc:language>en-US</dc:language>
    <meta:editing-cycles>3</meta:editing-cycles>
    <meta:editing-duration>PT32M29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